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officeooo:paragraph-rsid="000b5993"/>
    </style:style>
    <style:style style:name="P2" style:family="paragraph" style:parent-style-name="Standard">
      <style:text-properties fo:font-size="16pt" fo:font-weight="bold" officeooo:rsid="000b2c2a" officeooo:paragraph-rsid="000b2c2a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bold" officeooo:rsid="000d4124" officeooo:paragraph-rsid="000d4124" style:font-weight-asian="bold" style:font-weight-complex="bold"/>
    </style:style>
    <style:style style:name="P4" style:family="paragraph" style:parent-style-name="Standard">
      <style:text-properties fo:font-style="italic" officeooo:rsid="000b2c2a" officeooo:paragraph-rsid="000b2c2a" style:font-style-asian="italic" style:font-style-complex="italic"/>
    </style:style>
    <style:style style:name="P5" style:family="paragraph" style:parent-style-name="Standard">
      <style:text-properties officeooo:rsid="000b2c2a" officeooo:paragraph-rsid="000b2c2a"/>
    </style:style>
    <style:style style:name="P6" style:family="paragraph" style:parent-style-name="Standard">
      <style:text-properties style:font-name="Courier New" fo:font-weight="bold" officeooo:rsid="000b2c2a" officeooo:paragraph-rsid="000b2c2a" style:font-weight-asian="bold" style:font-weight-complex="bold"/>
    </style:style>
    <style:style style:name="P7" style:family="paragraph" style:parent-style-name="Standard">
      <style:text-properties style:font-name="Courier New" fo:font-weight="bold" officeooo:rsid="000d4124" officeooo:paragraph-rsid="000d4124" style:font-weight-asian="bold" style:font-weight-complex="bold"/>
    </style:style>
    <style:style style:name="P8" style:family="paragraph" style:parent-style-name="Standard">
      <style:text-properties style:font-name="Courier New" fo:font-weight="bold" officeooo:rsid="000fd7cc" officeooo:paragraph-rsid="000fd7cc" style:font-weight-asian="bold" style:font-weight-complex="bold"/>
    </style:style>
    <style:style style:name="P9" style:family="paragraph" style:parent-style-name="Standard">
      <style:text-properties style:font-name="Courier New" officeooo:rsid="000b2c2a" officeooo:paragraph-rsid="000b2c2a"/>
    </style:style>
    <style:style style:name="P10" style:family="paragraph" style:parent-style-name="Standard">
      <style:text-properties style:font-name="Courier New" officeooo:rsid="000b2c2a" officeooo:paragraph-rsid="000d4124"/>
    </style:style>
    <style:style style:name="P11" style:family="paragraph" style:parent-style-name="Standard">
      <style:text-properties style:font-name="Courier New" officeooo:rsid="000b2c2a" officeooo:paragraph-rsid="000e540d"/>
    </style:style>
    <style:style style:name="P12" style:family="paragraph" style:parent-style-name="Standard">
      <style:text-properties style:font-name="Courier New" officeooo:rsid="000d4124" officeooo:paragraph-rsid="000d4124"/>
    </style:style>
    <style:style style:name="P13" style:family="paragraph" style:parent-style-name="Standard">
      <style:text-properties style:font-name="Courier New" officeooo:rsid="000fd7cc" officeooo:paragraph-rsid="000fd7cc"/>
    </style:style>
    <style:style style:name="T1" style:family="text">
      <style:text-properties officeooo:rsid="000b5993"/>
    </style:style>
    <style:style style:name="T2" style:family="text">
      <style:text-properties officeooo:rsid="000c14bb"/>
    </style:style>
    <style:style style:name="T3" style:family="text">
      <style:text-properties officeooo:rsid="000d4124"/>
    </style:style>
    <style:style style:name="T4" style:family="text">
      <style:text-properties officeooo:rsid="000fa2fd"/>
    </style:style>
    <style:style style:name="T5" style:family="text">
      <style:text-properties officeooo:rsid="00116e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ises for Post<text:span text:style-name="T3">greSQL</text:span> Replication Tutorial </text:p>
      <text:p text:style-name="P3">version 0.<text:span text:style-name="T5">5</text:span></text:p>
      <text:p text:style-name="P4">copyright 201<text:span text:style-name="T5">5</text:span> <text:span text:style-name="T3">Josh Berkus and </text:span>PostgreSQL Experts Inc.</text:p>
      <text:p text:style-name="P5"/>
      <text:p text:style-name="P6">Constants</text:p>
      <text:p text:style-name="P9"/>
      <text:p text:style-name="P9">$EDITOR below is the editor of your choice. <text:s/>Options include: </text:p>
      <text:p text:style-name="P9">* vi </text:p>
      <text:p text:style-name="P9">* nano (recommended if you're unfamiliar with Linux editors) </text:p>
      <text:p text:style-name="P9">* jmacs (emacs clone) </text:p>
      <text:p text:style-name="P9">* joe </text:p>
      <text:p text:style-name="P9"/>
      <text:p text:style-name="P9">Lines in (parentheses) are comments and shouldn't be pasted/typed in. </text:p>
      <text:p text:style-name="P9">The ^ carat symbol is short for the [Ctrl] key. <text:s/>Thus ^c is "hold down [Ctrl], press [c]". </text:p>
      <text:p text:style-name="P9"/>
      <text:p text:style-name="P6"><text:span text:style-name="T3">If using Vagrant: </text:span>Start Vagrant</text:p>
      <text:p text:style-name="P9"/>
      <text:p text:style-name="P9">vagrant up </text:p>
      <text:p text:style-name="P9">vagrant ssh </text:p>
      <text:p text:style-name="P11">sudo su - </text:p>
      <text:p text:style-name="P9"/>
      <text:p text:style-name="P7">If using Docker: run Docker</text:p>
      <text:p text:style-name="P12"/>
      <text:p text:style-name="P12">docker run -it pgreplicationtutorial</text:p>
      <text:p text:style-name="P9"/>
      <text:p text:style-name="P6">tmux </text:p>
      <text:p text:style-name="P9"/>
      <text:p text:style-name="P10">tmux </text:p>
      <text:p text:style-name="P9">^b c </text:p>
      <text:p text:style-name="P9">su - postgres </text:p>
      <text:p text:style-name="P9">^b n </text:p>
      <text:p text:style-name="P9">^b n </text:p>
      <text:p text:style-name="P9">(you should be in "postgres" shell) </text:p>
      <text:p text:style-name="P9"/>
      <text:p text:style-name="P6">basic 2-node replication </text:p>
      <text:p text:style-name="P9"/>
      <text:p text:style-name="P9">cd 9.<text:span text:style-name="T2">4</text:span></text:p>
      <text:p text:style-name="P9">ls </text:p>
      <text:p text:style-name="P9">pg_basebackup --help | less </text:p>
      <text:p text:style-name="P9">pg_basebackup -x -P -D replica1 </text:p>
      <text:p text:style-name="P9">cp /setup/postgres/replica1/* replica1/ </text:p>
      <text:p text:style-name="P9">pg_ctl -D replica1 start </text:p>
      <text:p text:style-name="P9">ps -aux | grep postgres </text:p>
      <text:p text:style-name="P9">psql -p 5432 <text:span text:style-name="T4">libdata</text:span></text:p>
      <text:p text:style-name="P9">\dt </text:p>
      <text:p text:style-name="P9">\q </text:p>
      <text:p text:style-name="P9">psql -p 5433 <text:span text:style-name="T4">libdata</text:span></text:p>
      <text:p text:style-name="P9">\dt </text:p>
      <text:p text:style-name="P9"><text:soft-page-break/>\q </text:p>
      <text:p text:style-name="P9">createdb -p 5432 -U bench bench </text:p>
      <text:p text:style-name="P9">pgbench -i -s 10 -U bench bench </text:p>
      <text:p text:style-name="P9">psql -p 5432 bench </text:p>
      <text:p text:style-name="P9">\dt </text:p>
      <text:p text:style-name="P9">\q </text:p>
      <text:p text:style-name="P9">psql -p 5433 bench </text:p>
      <text:p text:style-name="P9">\dt </text:p>
      <text:p text:style-name="P9">delete from pgbench_history; </text:p>
      <text:p text:style-name="P9">\q </text:p>
      <text:p text:style-name="P9"/>
      <text:p text:style-name="P6">Replication configuration </text:p>
      <text:p text:style-name="P9"/>
      <text:p text:style-name="P9">$EDITOR master/postgresql.conf </text:p>
      <text:p text:style-name="P9">$EDITOR replica1/postgresql.conf </text:p>
      <text:p text:style-name="P9">$EDITOR replica1/recovery.conf </text:p>
      <text:p text:style-name="P9">(here we are just looking at the contents of these files, not modifying them) </text:p>
      <text:p text:style-name="P9"/>
      <text:p text:style-name="P6">Administering replication </text:p>
      <text:p text:style-name="P9"/>
      <text:p text:style-name="P9">^b n </text:p>
      <text:p text:style-name="P9">(root shell) </text:p>
      <text:p text:style-name="P9">cd /setup/pgbench </text:p>
      <text:p text:style-name="P9">./runbench.sh </text:p>
      <text:p text:style-name="P9">^b n </text:p>
      <text:p text:style-name="P9">psql -p 5432 bench </text:p>
      <text:p text:style-name="P9">select count(*) from pgbench_history; </text:p>
      <text:p text:style-name="P9">(repeat above several times) </text:p>
      <text:p text:style-name="P9">\x </text:p>
      <text:p text:style-name="P9">select * from pg_stat_activity; </text:p>
      <text:p text:style-name="P9">select * from pg_stat_replication; </text:p>
      <text:p text:style-name="P9">select pg_xlog_location_diff(write_location,replay_location) from pg_stat_replication; </text:p>
      <text:p text:style-name="P9">(repeat above 2-4 times) </text:p>
      <text:p text:style-name="P9">\q </text:p>
      <text:p text:style-name="P9">psql -p 5433 bench </text:p>
      <text:p text:style-name="P9">select count(*) from pgbench_history; </text:p>
      <text:p text:style-name="P9">select pg_is_in_recovery(); </text:p>
      <text:p text:style-name="P9">select pg_last_xlog_receive_location(); </text:p>
      <text:p text:style-name="P9">select pg_last_xlog_receive_location(), pg_last_xlog_replay_location(); </text:p>
      <text:p text:style-name="P9">select pg_xlog_location_diff(pg_last_xlog_receive_location(), pg_last_xlog_replay_location()); </text:p>
      <text:p text:style-name="P9">select pg_last_xact_replay_timestamp(); </text:p>
      <text:p text:style-name="P9">select now() - pg_last_xact_replay_timestamp(); </text:p>
      <text:p text:style-name="P9">select pg_xlog_replay_pause(); </text:p>
      <text:p text:style-name="P9">select pg_xlog_location_diff(pg_last_xlog_receive_location(), pg_last_xlog_replay_location()); </text:p>
      <text:p text:style-name="P9"><text:soft-page-break/>(repeat above twice) </text:p>
      <text:p text:style-name="P9">select now() - pg_last_xact_replay_timestamp(); </text:p>
      <text:p text:style-name="P9">select pg_xlog_replay_resume(); </text:p>
      <text:p text:style-name="P9">\q </text:p>
      <text:p text:style-name="P9"><text:s/></text:p>
      <text:p text:style-name="P9"/>
      <text:p text:style-name="P6">Replication and Security </text:p>
      <text:p text:style-name="P9"/>
      <text:p text:style-name="P9">psql -p 5432 </text:p>
      <text:p text:style-name="P9">create role replicator password 'replicate' login replication; </text:p>
      <text:p text:style-name="P9">\du </text:p>
      <text:p text:style-name="P9">\q </text:p>
      <text:p text:style-name="P9">$EDITOR master/pg_hba.conf </text:p>
      <text:p text:style-name="P9">(comment out postgres - replication lines) </text:p>
      <text:p text:style-name="P9">$EDITOR replica1/recovery.conf </text:p>
      <text:p text:style-name="P9">(change primary_conninfo to use replicator user) </text:p>
      <text:p text:style-name="P9">cp /setup/postgres/.pgpass ~/ </text:p>
      <text:p text:style-name="P9">chmod 700 ~/.pgpass </text:p>
      <text:p text:style-name="P9">$EDITOR ~/.pgpass </text:p>
      <text:p text:style-name="P9">(check password info for replicator user) </text:p>
      <text:p text:style-name="P9">pg_ctl -D master reload </text:p>
      <text:p text:style-name="P9">pg_ctl -D replica1 restart </text:p>
      <text:p text:style-name="P9">ps -aux | grep replicator </text:p>
      <text:p text:style-name="P9">psql -p 5432 </text:p>
      <text:p text:style-name="P9">select * from pg_stat_replication; </text:p>
      <text:p text:style-name="P9">\q </text:p>
      <text:p text:style-name="P9"/>
      <text:p text:style-name="P6">Cloning and Archiving </text:p>
      <text:p text:style-name="P9"/>
      <text:p text:style-name="P9">^b n </text:p>
      <text:p text:style-name="P9">^c </text:p>
      <text:p text:style-name="P9">#(pgbench killed) </text:p>
      <text:p text:style-name="P9">^b n </text:p>
      <text:p text:style-name="P9">pg_ctl -D replica1 stop </text:p>
      <text:p text:style-name="P9">rm -rf replica1/* </text:p>
      <text:p text:style-name="P9">$EDITOR master/postgresql.conf </text:p>
      <text:p text:style-name="P9">(edit to enable archiving by uncommenting the "archive" lines) </text:p>
      <text:p text:style-name="P9">pg_ctl -D master restart </text:p>
      <text:p text:style-name="P9">ps aux | grep archiver </text:p>
      <text:p text:style-name="P9">^b n </text:p>
      <text:p text:style-name="P9">runbench.sh </text:p>
      <text:p text:style-name="P9">^b n </text:p>
      <text:p text:style-name="P9">psql -p 5432 </text:p>
      <text:p text:style-name="P9">select pg_start_backup('replica1'); </text:p>
      <text:p text:style-name="P9">select pg_is_in_backup(); </text:p>
      <text:p text:style-name="P9">\q </text:p>
      <text:p text:style-name="P9">ls ~/wal_archive/ </text:p>
      <text:p text:style-name="P9">rsync -av --exclude="pg_xlog/*" --exclude="postmaster.pid" master/* replica1/ </text:p>
      <text:p text:style-name="P9"><text:soft-page-break/>psql -p 5432 </text:p>
      <text:p text:style-name="P9">select pg_stop_backup(); </text:p>
      <text:p text:style-name="P9">\q </text:p>
      <text:p text:style-name="P9">cp /setup/postgres/replica1/* replica1/ </text:p>
      <text:p text:style-name="P9">cp replica1/recovery.conf.replica1.archiving replica1/recovery.conf </text:p>
      <text:p text:style-name="P9">$EDITOR replica1/recovery.conf </text:p>
      <text:p text:style-name="P9">pg_ctl -D replica1 start </text:p>
      <text:p text:style-name="P9">ps aux | grep startup </text:p>
      <text:p text:style-name="P9">psql -p 5432 </text:p>
      <text:p text:style-name="P9">create table test(test text); </text:p>
      <text:p text:style-name="P9">select * from pg_stat_replication; </text:p>
      <text:p text:style-name="P9">\q </text:p>
      <text:p text:style-name="P9">tail -f /var/log/postgresql/postgresql-replica1 </text:p>
      <text:p text:style-name="P9">psql -p 5433 </text:p>
      <text:p text:style-name="P9">\dt </text:p>
      <text:p text:style-name="P9">(repeat above until "test" table appears) </text:p>
      <text:p text:style-name="P9">\c bench </text:p>
      <text:p text:style-name="P9">select count(*) from pgbench_history; </text:p>
      <text:p text:style-name="P9">(repeat above several times until result changes) </text:p>
      <text:p text:style-name="P9">\q </text:p>
      <text:p text:style-name="P9"/>
      <text:p text:style-name="P6">Dual Replication </text:p>
      <text:p text:style-name="P9"/>
      <text:p text:style-name="P9">cp replica1/recovery.conf.replica1.dual replica1/recovery.conf </text:p>
      <text:p text:style-name="P9">$EDITOR replica1/recovery.conf </text:p>
      <text:p text:style-name="P9">^b n </text:p>
      <text:p text:style-name="P9">pg_ctl -D replica1 restart </text:p>
      <text:p text:style-name="P9">tail -f /var/log/postgresql/postgresql-replica1 </text:p>
      <text:p text:style-name="P9">^c </text:p>
      <text:p text:style-name="P9">psql -p 5432 </text:p>
      <text:p text:style-name="P9">select * from pg_stat_replication; </text:p>
      <text:p text:style-name="P9">\q </text:p>
      <text:p text:style-name="P9"/>
      <text:p text:style-name="P6">Failover and Failback </text:p>
      <text:p text:style-name="P9"/>
      <text:p text:style-name="P9">^b n </text:p>
      <text:p text:style-name="P9">(check if runbench is still running, if not run the below) </text:p>
      <text:p text:style-name="P9">./runbench.sh </text:p>
      <text:p text:style-name="P9">^b n </text:p>
      <text:p text:style-name="P9">pg_ctl -D master -m immediate stop </text:p>
      <text:p text:style-name="P9">^b n </text:p>
      <text:p text:style-name="P9">^b n </text:p>
      <text:p text:style-name="P9">pg_ctl -D replica1 promote </text:p>
      <text:p text:style-name="P9">ls replica1/ </text:p>
      <text:p text:style-name="P9">psql -p 5433 </text:p>
      <text:p text:style-name="P9">select pg_is_in_recovery(); </text:p>
      <text:p text:style-name="P9">create table test2(test text); </text:p>
      <text:p text:style-name="P9">\q </text:p>
      <text:p text:style-name="P9">^b n </text:p>
      <text:p text:style-name="P9"><text:soft-page-break/>./runbench_replica1.sh </text:p>
      <text:p text:style-name="P9">^b n </text:p>
      <text:p text:style-name="P9">rm -rf master/* </text:p>
      <text:p text:style-name="P9">pg_basebackup -x -P -p 5433 -U replicator -D master </text:p>
      <text:p text:style-name="P9">cp /setup/postgres/master/* master/ </text:p>
      <text:p text:style-name="P9">cp replica1/recovery.done master/recovery.conf </text:p>
      <text:p text:style-name="P9">$EDITOR master/recovery.conf </text:p>
      <text:p text:style-name="P9">(edit recovery.conf to connect to replica1) </text:p>
      <text:p text:style-name="P9">pg_ctl -D master start </text:p>
      <text:p text:style-name="P9">tail -f /var/log/postgresql/postgresql-master </text:p>
      <text:p text:style-name="P9">^c </text:p>
      <text:p text:style-name="P9">psql -p 5433 </text:p>
      <text:p text:style-name="P9">select * from pg_stat_replication; </text:p>
      <text:p text:style-name="P9">\q </text:p>
      <text:p text:style-name="P9">pg_ctl -D replica1 -m fast stop </text:p>
      <text:p text:style-name="P9">touch master/PROMOTE </text:p>
      <text:p text:style-name="P9">(wait) </text:p>
      <text:p text:style-name="P9">psql -p 5432 </text:p>
      <text:p text:style-name="P9">select pg_is_in_recovery(); </text:p>
      <text:p text:style-name="P9">\q </text:p>
      <text:p text:style-name="P9">mv replica1/recovery.done replica1/recovery.conf </text:p>
      <text:p text:style-name="P9">pg_ctl -D replica1 start </text:p>
      <text:p text:style-name="P9">psql -p 5432 </text:p>
      <text:p text:style-name="P9">select * from pg_stat_replication; </text:p>
      <text:p text:style-name="P9">\q </text:p>
      <text:p text:style-name="P9"/>
      <text:p text:style-name="P6">Query Lag </text:p>
      <text:p text:style-name="P9"/>
      <text:p text:style-name="P9">$EDITOR replica1/postgresql.conf </text:p>
      <text:p text:style-name="P9">(look at streaming_delay settings) </text:p>
      <text:p text:style-name="P9">psql -p 5433 libdata </text:p>
      <text:p text:style-name="P9">begin; </text:p>
      <text:p text:style-name="P9">set transaction_isolation = 'repeatable read'; </text:p>
      <text:p text:style-name="P9">select * from copies; </text:p>
      <text:p text:style-name="P9">q </text:p>
      <text:p text:style-name="P9">^b n </text:p>
      <text:p text:style-name="P9">psql -U postgres -p 5432 libdata </text:p>
      <text:p text:style-name="P9">vacuum full copies; </text:p>
      <text:p text:style-name="P9">select * from pg_stat_replication; </text:p>
      <text:p text:style-name="P9">select pg_xlog_location_diff(write_location, replay_location) from pg_stat_replication; </text:p>
      <text:p text:style-name="P9">^b n </text:p>
      <text:p text:style-name="P9">select * from copies; </text:p>
      <text:p text:style-name="P9">( wait 10-20 sec. ) </text:p>
      <text:p text:style-name="P9">select * from copies; </text:p>
      <text:p text:style-name="P9">( repeat above until error ) </text:p>
      <text:p text:style-name="P9">\q </text:p>
      <text:p text:style-name="P9">^b n </text:p>
      <text:p text:style-name="P9">\q </text:p>
      <text:p text:style-name="P9"><text:soft-page-break/>^b n (postgres shell) </text:p>
      <text:p text:style-name="P9"/>
      <text:p text:style-name="P9"/>
      <text:p text:style-name="P9"/>
      <text:p text:style-name="P6">Synchronous Replication </text:p>
      <text:p text:style-name="P9"/>
      <text:p text:style-name="P9">$EDITOR master/postgresql.conf </text:p>
      <text:p text:style-name="P9">(add "replica1" to list of synchronous_standby_names, and turn on hot_standby_feedback) </text:p>
      <text:p text:style-name="P9">pg_ctl -D master reload </text:p>
      <text:p text:style-name="P9">^b n </text:p>
      <text:p text:style-name="P9">runbench.sh </text:p>
      <text:p text:style-name="P9">^b n </text:p>
      <text:p text:style-name="P9">psql -p 5432 </text:p>
      <text:p text:style-name="P9">select * from pg_stat_replication; </text:p>
      <text:p text:style-name="P9">\timing </text:p>
      <text:p text:style-name="P9">begin; </text:p>
      <text:p text:style-name="P9">insert into test values ('test1'); </text:p>
      <text:p text:style-name="P9">commit; </text:p>
      <text:p text:style-name="P9">begin; </text:p>
      <text:p text:style-name="P9">set synchronous_commit='local'; </text:p>
      <text:p text:style-name="P9">insert into test values ('test2'); </text:p>
      <text:p text:style-name="P9">commit; </text:p>
      <text:p text:style-name="P9">\q </text:p>
      <text:p text:style-name="P9">pg_ctl -D replica1 stop </text:p>
      <text:p text:style-name="P9">psql -p 5432 </text:p>
      <text:p text:style-name="P9">begin; </text:p>
      <text:p text:style-name="P9">insert into test values ('test3'); </text:p>
      <text:p text:style-name="P9">commit; </text:p>
      <text:p text:style-name="P9">^c </text:p>
      <text:p text:style-name="P9">begin; </text:p>
      <text:p text:style-name="P9">set synchronous_commit='local'; </text:p>
      <text:p text:style-name="P9">insert into test values ('test4'); </text:p>
      <text:p text:style-name="P9">commit; </text:p>
      <text:p text:style-name="P9">\q </text:p>
      <text:p text:style-name="P9">$EDITOR master/postgresql.conf </text:p>
      <text:p text:style-name="P9">(remove synchronous replica) </text:p>
      <text:p text:style-name="P9">pg_ctl -D master reload </text:p>
      <text:p text:style-name="P9">pg_ctl -D replica1 start </text:p>
      <text:p text:style-name="P9"/>
      <text:p text:style-name="P6">Cascading Replication </text:p>
      <text:p text:style-name="P9"/>
      <text:p text:style-name="P9">pg_basebackup -p 5433 -x -P -U replicator -D replica2 </text:p>
      <text:p text:style-name="P9">cp /setup/postgres/replica2/* replica2/ </text:p>
      <text:p text:style-name="P9">pg_ctl -D replica2 start </text:p>
      <text:p text:style-name="P9">psql -p 5432 </text:p>
      <text:p text:style-name="P9">select * from pg_stat_replication; </text:p>
      <text:p text:style-name="P9">\q </text:p>
      <text:p text:style-name="P9">psql -p 5433 </text:p>
      <text:p text:style-name="P9"><text:soft-page-break/>select * from pg_stat_replication; </text:p>
      <text:p text:style-name="P9">\q </text:p>
      <text:p text:style-name="P9">psql -p 5434 </text:p>
      <text:p text:style-name="P9">select pg_is_in_recovery(); </text:p>
      <text:p text:style-name="P9">\q </text:p>
      <text:p text:style-name="P9">pg_ctl -D replica1 promote </text:p>
      <text:p text:style-name="P9">psql -p 5432 </text:p>
      <text:p text:style-name="P9">select * from pg_stat_replication; </text:p>
      <text:p text:style-name="P9">\q </text:p>
      <text:p text:style-name="P9">psql -p 5433 </text:p>
      <text:p text:style-name="P9">select * from pg_stat_replication; </text:p>
      <text:p text:style-name="P9">\q </text:p>
      <text:p text:style-name="P9">pg_ctl -D master stop </text:p>
      <text:p text:style-name="P9"/>
      <text:p text:style-name="P6">pgbouncer LB/Failover </text:p>
      <text:p text:style-name="P9"/>
      <text:p text:style-name="P9">^b n </text:p>
      <text:p text:style-name="P9">service pgbouncer start </text:p>
      <text:p text:style-name="P9">$EDITOR /etc/pgbouncer/pgbouncer.ini </text:p>
      <text:p text:style-name="P9">^b n </text:p>
      <text:p text:style-name="P9">psql -p 6432 bench </text:p>
      <text:p text:style-name="P9">show port; </text:p>
      <text:p text:style-name="P9">create table branches2 as select * from pgbench_branches; </text:p>
      <text:p text:style-name="P9">\q </text:p>
      <text:p text:style-name="P9">psql -p 6432 bench_ro </text:p>
      <text:p text:style-name="P9">show port; </text:p>
      <text:p text:style-name="P9">drop table branches2; </text:p>
      <text:p text:style-name="P9">\q </text:p>
      <text:p text:style-name="P9">pg_ctl -D replica1 -m fast stop </text:p>
      <text:p text:style-name="P9">pg_ctl -D replica2 promote </text:p>
      <text:p text:style-name="P9">psql -p 6432 bench </text:p>
      <text:p text:style-name="P9">^b n </text:p>
      <text:p text:style-name="P9">$EDITOR /etc/pgbouncer/pgbouncer.ini </text:p>
      <text:p text:style-name="P9">(edit the rw connections so that the point to replica2) </text:p>
      <text:p text:style-name="P9">service pgbouncer restart </text:p>
      <text:p text:style-name="P9">^b n </text:p>
      <text:p text:style-name="P9">psql -p 6432 bench </text:p>
      <text:p text:style-name="P9">show port; </text:p>
      <text:p text:style-name="P9">drop table branches2; </text:p>
      <text:p text:style-name="P9">\q </text:p>
      <text:p text:style-name="P9"/>
      <text:p text:style-name="P8">replication slots</text:p>
      <text:p text:style-name="P13"/>
      <text:p text:style-name="P13">pg_ctl -D replica2 -m fast stop</text:p>
      <text:p text:style-name="P13">pg_ctl -D master start</text:p>
      <text:p text:style-name="P13">rm -rf replica1/*</text:p>
      <text:p text:style-name="P13">pg_basebackup -x -P -D replica1</text:p>
      <text:p text:style-name="P13">cp /setup/postgres/replica1/* replica1/</text:p>
      <text:p text:style-name="P13">mv replica1/recovery.conf.replica1.slot replica1/recovery.conf</text:p>
      <text:p text:style-name="P13"><text:soft-page-break/>psql -p 5432 </text:p>
      <text:p text:style-name="P13">SELECT * FROM pg_create_physical_replication_slot('replica1');</text:p>
      <text:p text:style-name="P13">\q</text:p>
      <text:p text:style-name="P13">less replica1/recovery.conf</text:p>
      <text:p text:style-name="P13">pg_ctl -D replica1 start</text:p>
      <text:p text:style-name="P13">^b n</text:p>
      <text:p text:style-name="P13">cd /setup/postgres/pgbench</text:p>
      <text:p text:style-name="P13">./runbench.sh</text:p>
      <text:p text:style-name="P13">^b n</text:p>
      <text:p text:style-name="P13">psql -p 5432</text:p>
      <text:p text:style-name="P13">select * from pg_replication_slots;</text:p>
      <text:p text:style-name="P13">\q</text:p>
      <text:p text:style-name="P13">pg_ctl -D replica1 stop</text:p>
      <text:p text:style-name="P13">psql -p 5432</text:p>
      <text:p text:style-name="P13">select * from pg_replication_slots;</text:p>
      <text:p text:style-name="P13"># repeat above 3 times</text:p>
      <text:p text:style-name="P13">\q</text:p>
      <text:p text:style-name="P13">pg_ctl -D replica1 start</text:p>
      <text:p text:style-name="P13">psql -p 5432</text:p>
      <text:p text:style-name="P13">select * from pg_replication_slots;</text:p>
      <text:p text:style-name="P13"># repeat above 3 times</text:p>
      <text:p text:style-name="P13">\q</text:p>
      <text:p text:style-name="P9"/>
      <text:p text:style-name="P6">Exit </text:p>
      <text:p text:style-name="P9"/>
      <text:p text:style-name="P9">^b d </text:p>
      <text:p text:style-name="P9">exit </text:p>
      <text:p text:style-name="P9">exit </text:p>
      <text:p text:style-name="P9">vagrant halt (or destroy) 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0b5993"/>
    </style:style>
    <style:style style:name="MT1" style:family="text">
      <style:text-properties officeooo:rsid="000b5993"/>
    </style:style>
    <style:page-layout style:name="Mpm1">
      <style:page-layout-properties fo:page-width="8.5in" fo:page-height="11in" style:num-format="1" style:print-orientation="portrait" fo:margin-top="0.7in" fo:margin-bottom="0.5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ostgreSQL Replication Tutorial v0.5<text:tab/><text:tab/>Page </text:span><text:span text:style-name="MT1"><text:page-number text:select-page="current">8</text:page-number></text:span><text:span text:style-name="MT1"> of </text:span><text:span text:style-name="MT1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 </meta:initial-creator>
    <meta:creation-date>2014-09-08T14:21:44</meta:creation-date>
    <dc:date>2015-01-14T11:47:42.833606277</dc:date>
    <meta:editing-duration>PT45M54S</meta:editing-duration>
    <meta:editing-cycles>8</meta:editing-cycles>
    <meta:generator>LibreOffice/4.2.7.2$Linux_X86_64 LibreOffice_project/420m0$Build-2</meta:generator>
    <meta:document-statistic meta:table-count="0" meta:image-count="0" meta:object-count="0" meta:page-count="8" meta:paragraph-count="327" meta:word-count="1021" meta:character-count="7568" meta:non-whitespace-character-count="6584"/>
  </office:meta>
</office:document-meta>
</file>